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19" officeooo:paragraph-rsid="001a8619"/>
    </style:style>
    <style:style style:name="P2" style:family="paragraph" style:parent-style-name="Standard">
      <style:text-properties officeooo:rsid="001b783e" officeooo:paragraph-rsid="001b78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3e" style:font-weight-asian="bold" style:font-weight-complex="bold"/>
    </style:style>
    <style:style style:name="T3" style:family="text">
      <style:text-properties officeooo:rsid="001b7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a tener en cuenta para poder arrancar el software </text:p>
      <text:p text:style-name="P1"/>
      <text:p text:style-name="P1">Descargar el back y el front de GitHub </text:p>
      <text:p text:style-name="P1"/>
      <text:p text:style-name="P1">En postgres crear una base de datos llamada " <text:span text:style-name="T1">ikernell</text:span> "</text:p>
      <text:p text:style-name="P1"/>
      <text:p text:style-name="P1">Instalar dependencias de Next en el front " <text:span text:style-name="T1">npm install</text:span> "</text:p>
      <text:p text:style-name="P1"/>
      <text:p text:style-name="P1">runear el back en intellij y runear el front en visual studio este se inicia con este comando " <text:span text:style-name="T1">npm run dev</text:span> "</text:p>
      <text:p text:style-name="P1"/>
      <text:p text:style-name="P1">Iniciar la aplicación en " <text:span text:style-name="T1">localhost:3000</text:span> " o en el de su preferencia</text:p>
      <text:p text:style-name="P1"/>
      <text:p text:style-name="P1">Después de que arranque crear el usuario admin este se hace usando la url de inicio de la aplicación y agregando crear-admin quedaría de esta forma " <text:span text:style-name="T1">localhost:3000/crear-admin</text:span> "<text:span text:style-name="T3"> saldrá una ventana en la cual le daremos en " </text:span><text:span text:style-name="T2">Crear usuario coordinador</text:span><text:span text:style-name="T3"> " y iniciamos con las credenciales que nos salen osea:</text:span></text:p>
      <text:p text:style-name="P1"/>
      <text:p text:style-name="P2"><text:span text:style-name="T1">Documento:</text:span> 123456789</text:p>
      <text:p text:style-name="P2"/>
      <text:p text:style-name="P2"><text:span text:style-name="T1">Contraseña:</text:span> admin123</text:p>
      <text:p text:style-name="P2"/>
      <text:p text:style-name="P2">Después de esto prueba la funcionalidad desde crear proyectos, crear personas, crear actividades y probar las demás funcionalidades. </text:p>
      <text:p text:style-name="P1"/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2:36:12.838213325</meta:creation-date>
    <dc:date>2026-02-23T12:54:39.547589346</dc:date>
    <meta:editing-duration>PT3M35S</meta:editing-duration>
    <meta:editing-cycles>1</meta:editing-cycles>
    <meta:document-statistic meta:table-count="0" meta:image-count="0" meta:object-count="0" meta:page-count="1" meta:paragraph-count="11" meta:word-count="150" meta:character-count="865" meta:non-whitespace-character-count="721"/>
    <meta:generator>LibreOffice/7.3.7.2$Linux_X86_64 LibreOffice_project/30$Build-2</meta:generator>
  </office:meta>
</office:document-meta>
</file>